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hoge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fug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piyo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hogera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" office:value-type="string" calcext:value-type="string">
            <text:p>hogehoge</text:p>
          </table:table-cell>
          <table:table-cell table:number-columns-repeated="1019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fo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baz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foob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x</text:p>
          </table:table-cell>
          <table:table-cell table:number-columns-repeated="1023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" meta:object-count="0"/>
    <meta:generator>LibreOfficeDev/6.0.5.2$Linux_X86_64 LibreOffice_project/</meta:generator>
  </office:meta>
</office:document-meta>
</file>